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nalyzer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/>
          <table:table-cell office:value-type="float" office:value="3.6641" calcext:value-type="float">
            <text:p>3.6641</text:p>
          </table:table-cell>
          <table:table-cell office:value-type="float" office:value="0.584304" calcext:value-type="float">
            <text:p>0.58430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8463" calcext:value-type="float">
            <text:p>3.68463</text:p>
          </table:table-cell>
          <table:table-cell office:value-type="float" office:value="0.582914" calcext:value-type="float">
            <text:p>0.5829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4077" calcext:value-type="float">
            <text:p>3.54077</text:p>
          </table:table-cell>
          <table:table-cell office:value-type="float" office:value="0.564298" calcext:value-type="float">
            <text:p>0.5642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2078" calcext:value-type="float">
            <text:p>3.52078</text:p>
          </table:table-cell>
          <table:table-cell office:value-type="float" office:value="0.563991" calcext:value-type="float">
            <text:p>0.5639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64418" calcext:value-type="float">
            <text:p>3.64418</text:p>
          </table:table-cell>
          <table:table-cell office:value-type="float" office:value="0.568807" calcext:value-type="float">
            <text:p>0.568807</text:p>
          </table:table-cell>
          <table:table-cell/>
          <table:table-cell table:style-name="ce3" table:number-columns-repeated="3"/>
        </table:table-row>
        <table:table-row table:style-name="ro1">
          <table:table-cell/>
          <table:table-cell table:style-name="ce2" table:formula="of:=AVERAGE([.B2:.B6])" office:value-type="float" office:value="3.610892" calcext:value-type="float">
            <text:p>3.610892</text:p>
          </table:table-cell>
          <table:table-cell table:style-name="ce2" table:formula="of:=AVERAGE([.C2:.C6])" office:value-type="float" office:value="0.5728628" calcext:value-type="float">
            <text:p>0.5728628</text:p>
          </table:table-cell>
          <table:table-cell table:formula="of:=[.C7]/[.B7]*100" office:value-type="float" office:value="15.864855553697" calcext:value-type="float">
            <text:p>15.864855553697</text:p>
          </table:table-cell>
          <table:table-cell table:formula="of:=COM.MICROSOFT.STDEV.S([.B2:.B6])" office:value-type="float" office:value="0.0748560990835082" calcext:value-type="float">
            <text:p>0.074856099083508</text:p>
          </table:table-cell>
          <table:table-cell table:formula="of:=COM.MICROSOFT.STDEV.S([.C2:.C6])" office:value-type="float" office:value="0.0100055213107564" calcext:value-type="float">
            <text:p>0.010005521310756</text:p>
          </table:table-cell>
          <table:table-cell/>
        </table:table-row>
        <table:table-row table:style-name="ro1">
          <table:table-cell table:number-columns-repeated="4"/>
          <table:table-cell table:formula="of:=[.E7]/[.B7]*100" office:value-type="float" office:value="2.07306391560612" calcext:value-type="float">
            <text:p>2.07306391560612</text:p>
          </table:table-cell>
          <table:table-cell table:formula="of:=[.F7]/[.C7]*100" office:value-type="float" office:value="1.74658248201076" calcext:value-type="float">
            <text:p>1.74658248201076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50284" calcext:value-type="float">
            <text:p>5.50284</text:p>
          </table:table-cell>
          <table:table-cell office:value-type="float" office:value="0.896646" calcext:value-type="float">
            <text:p>0.8966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9321" calcext:value-type="float">
            <text:p>5.49321</text:p>
          </table:table-cell>
          <table:table-cell office:value-type="float" office:value="0.894925" calcext:value-type="float">
            <text:p>0.8949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4983" calcext:value-type="float">
            <text:p>5.44983</text:p>
          </table:table-cell>
          <table:table-cell office:value-type="float" office:value="0.876503" calcext:value-type="float">
            <text:p>0.8765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6632" calcext:value-type="float">
            <text:p>5.46632</text:p>
          </table:table-cell>
          <table:table-cell office:value-type="float" office:value="0.891" calcext:value-type="float">
            <text:p>0.8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4084" calcext:value-type="float">
            <text:p>5.44084</text:p>
          </table:table-cell>
          <table:table-cell office:value-type="float" office:value="0.882748" calcext:value-type="float">
            <text:p>0.882748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AVERAGE([.B10:.B14])" office:value-type="float" office:value="5.470608" calcext:value-type="float">
            <text:p>5.470608</text:p>
          </table:table-cell>
          <table:table-cell table:style-name="ce2" table:formula="of:=AVERAGE([.C10:.C14])" office:value-type="float" office:value="0.8883644" calcext:value-type="float">
            <text:p>0.8883644</text:p>
          </table:table-cell>
          <table:table-cell table:formula="of:=[.C15]/[.B15]*100" office:value-type="float" office:value="16.2388604703536" calcext:value-type="float">
            <text:p>16.2388604703536</text:p>
          </table:table-cell>
          <table:table-cell table:formula="of:=COM.MICROSOFT.STDEV.S([.B10:.B14])" office:value-type="float" office:value="0.026860744032882" calcext:value-type="float">
            <text:p>0.026860744032882</text:p>
          </table:table-cell>
          <table:table-cell table:formula="of:=COM.MICROSOFT.STDEV.S([.C10:.C14])" office:value-type="float" office:value="0.00852656902276644" calcext:value-type="float">
            <text:p>0.008526569022766</text:p>
          </table:table-cell>
          <table:table-cell/>
        </table:table-row>
        <table:table-row table:style-name="ro1">
          <table:table-cell table:number-columns-repeated="4"/>
          <table:table-cell table:formula="of:=[.E15]/[.B15]*100" office:value-type="float" office:value="0.491001073973532" calcext:value-type="float">
            <text:p>0.491001073973532</text:p>
          </table:table-cell>
          <table:table-cell table:formula="of:=[.F15]/[.C15]*100" office:value-type="float" office:value="0.959805348206934" calcext:value-type="float">
            <text:p>0.959805348206934</text:p>
          </table:table-cell>
          <table:table-cell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47568" calcext:value-type="float">
            <text:p>3.47568</text:p>
          </table:table-cell>
          <table:table-cell office:value-type="float" office:value="0.548882" calcext:value-type="float">
            <text:p>0.5488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7761" calcext:value-type="float">
            <text:p>3.57761</text:p>
          </table:table-cell>
          <table:table-cell office:value-type="float" office:value="0.567422" calcext:value-type="float">
            <text:p>0.5674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49235" calcext:value-type="float">
            <text:p>3.49235</text:p>
          </table:table-cell>
          <table:table-cell office:value-type="float" office:value="0.553861" calcext:value-type="float">
            <text:p>0.5538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377" calcext:value-type="float">
            <text:p>3.5377</text:p>
          </table:table-cell>
          <table:table-cell office:value-type="float" office:value="0.548728" calcext:value-type="float">
            <text:p>0.548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.50183" calcext:value-type="float">
            <text:p>3.50183</text:p>
          </table:table-cell>
          <table:table-cell office:value-type="float" office:value="0.547322" calcext:value-type="float">
            <text:p>0.547322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AVERAGE([.B18:.B22])" office:value-type="float" office:value="3.517034" calcext:value-type="float">
            <text:p>3.517034</text:p>
          </table:table-cell>
          <table:table-cell table:style-name="ce2" table:formula="of:=AVERAGE([.C18:.C22])" office:value-type="float" office:value="0.553243" calcext:value-type="float">
            <text:p>0.553243</text:p>
          </table:table-cell>
          <table:table-cell table:formula="of:=[.C23]/[.B23]*100" office:value-type="float" office:value="15.7303853189932" calcext:value-type="float">
            <text:p>15.7303853189932</text:p>
          </table:table-cell>
          <table:table-cell table:formula="of:=COM.MICROSOFT.STDEV.S([.B18:.B22])" office:value-type="float" office:value="0.0407650282717919" calcext:value-type="float">
            <text:p>0.040765028271792</text:p>
          </table:table-cell>
          <table:table-cell table:formula="of:=COM.MICROSOFT.STDEV.S([.C18:.C22])" office:value-type="float" office:value="0.00830493455723764" calcext:value-type="float">
            <text:p>0.008304934557238</text:p>
          </table:table-cell>
          <table:table-cell/>
        </table:table-row>
        <table:table-row table:style-name="ro1">
          <table:table-cell table:number-columns-repeated="4"/>
          <table:table-cell table:formula="of:=[.E23]/[.B23]*100" office:value-type="float" office:value="1.15907404568144" calcext:value-type="float">
            <text:p>1.15907404568144</text:p>
          </table:table-cell>
          <table:table-cell table:formula="of:=[.F23]/[.C23]*100" office:value-type="float" office:value="1.50113685256526" calcext:value-type="float">
            <text:p>1.50113685256526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.50326" calcext:value-type="float">
            <text:p>5.50326</text:p>
          </table:table-cell>
          <table:table-cell office:value-type="float" office:value="0.915032" calcext:value-type="float">
            <text:p>0.9150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8362" calcext:value-type="float">
            <text:p>5.48362</text:p>
          </table:table-cell>
          <table:table-cell office:value-type="float" office:value="0.891728" calcext:value-type="float">
            <text:p>0.891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8846" calcext:value-type="float">
            <text:p>5.48846</text:p>
          </table:table-cell>
          <table:table-cell office:value-type="float" office:value="0.89149" calcext:value-type="float">
            <text:p>0.891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38643" calcext:value-type="float">
            <text:p>5.38643</text:p>
          </table:table-cell>
          <table:table-cell office:value-type="float" office:value="0.872069" calcext:value-type="float">
            <text:p>0.87206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.43552" calcext:value-type="float">
            <text:p>5.43552</text:p>
          </table:table-cell>
          <table:table-cell office:value-type="float" office:value="0.878873" calcext:value-type="float">
            <text:p>0.878873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AVERAGE([.B26:.B30])" office:value-type="float" office:value="5.459458" calcext:value-type="float">
            <text:p>5.459458</text:p>
          </table:table-cell>
          <table:table-cell table:style-name="ce2" table:formula="of:=AVERAGE([.C26:.C30])" office:value-type="float" office:value="0.8898384" calcext:value-type="float">
            <text:p>0.8898384</text:p>
          </table:table-cell>
          <table:table-cell table:formula="of:=[.C31]/[.B31]*100" office:value-type="float" office:value="16.2990245551848" calcext:value-type="float">
            <text:p>16.2990245551848</text:p>
          </table:table-cell>
          <table:table-cell table:formula="of:=COM.MICROSOFT.STDEV.S([.B26:.B30])" office:value-type="float" office:value="0.0480875505718476" calcext:value-type="float">
            <text:p>0.048087550571848</text:p>
          </table:table-cell>
          <table:table-cell table:formula="of:=COM.MICROSOFT.STDEV.S([.C26:.C30])" office:value-type="float" office:value="0.0164088956453504" calcext:value-type="float">
            <text:p>0.01640889564535</text:p>
          </table:table-cell>
          <table:table-cell/>
        </table:table-row>
        <table:table-row table:style-name="ro1">
          <table:table-cell table:number-columns-repeated="4"/>
          <table:table-cell table:formula="of:=[.E31]/[.B31]*100" office:value-type="float" office:value="0.88081180534492" calcext:value-type="float">
            <text:p>0.88081180534492</text:p>
          </table:table-cell>
          <table:table-cell table:formula="of:=[.F31]/[.C31]*100" office:value-type="float" office:value="1.8440309662238" calcext:value-type="float">
            <text:p>1.8440309662238</text:p>
          </table:table-cell>
          <table:table-cell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23519" calcext:value-type="float">
            <text:p>4.23519</text:p>
          </table:table-cell>
          <table:table-cell office:value-type="float" office:value="1.25816" calcext:value-type="float">
            <text:p>1.258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2482" calcext:value-type="float">
            <text:p>4.22482</text:p>
          </table:table-cell>
          <table:table-cell office:value-type="float" office:value="1.24203" calcext:value-type="float">
            <text:p>1.24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3889" calcext:value-type="float">
            <text:p>4.23889</text:p>
          </table:table-cell>
          <table:table-cell office:value-type="float" office:value="1.23453" calcext:value-type="float">
            <text:p>1.234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932" calcext:value-type="float">
            <text:p>4.2932</text:p>
          </table:table-cell>
          <table:table-cell office:value-type="float" office:value="1.26509" calcext:value-type="float">
            <text:p>1.2650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.26097" calcext:value-type="float">
            <text:p>4.26097</text:p>
          </table:table-cell>
          <table:table-cell office:value-type="float" office:value="1.24871" calcext:value-type="float">
            <text:p>1.24871</text:p>
          </table:table-cell>
          <table:table-cell table:number-columns-repeated="4"/>
        </table:table-row>
        <table:table-row table:style-name="ro1">
          <table:table-cell/>
          <table:table-cell table:style-name="ce2" table:formula="of:=AVERAGE([.B34:.B38])" office:value-type="float" office:value="4.250614" calcext:value-type="float">
            <text:p>4.250614</text:p>
          </table:table-cell>
          <table:table-cell table:style-name="ce2" table:formula="of:=AVERAGE([.C34:.C38])" office:value-type="float" office:value="1.249704" calcext:value-type="float">
            <text:p>1.249704</text:p>
          </table:table-cell>
          <table:table-cell table:formula="of:=[.C39]/[.B39]*100" office:value-type="float" office:value="29.4005524848881" calcext:value-type="float">
            <text:p>29.4005524848881</text:p>
          </table:table-cell>
          <table:table-cell table:formula="of:=COM.MICROSOFT.STDEV.S([.B34:.B38])" office:value-type="float" office:value="0.0272098167946789" calcext:value-type="float">
            <text:p>0.027209816794679</text:p>
          </table:table-cell>
          <table:table-cell table:formula="of:=COM.MICROSOFT.STDEV.S([.C34:.C38])" office:value-type="float" office:value="0.0122307146152627" calcext:value-type="float">
            <text:p>0.012230714615263</text:p>
          </table:table-cell>
          <table:table-cell/>
        </table:table-row>
        <table:table-row table:style-name="ro1">
          <table:table-cell table:number-columns-repeated="4"/>
          <table:table-cell table:formula="of:=[.E39]/[.B39]*100" office:value-type="float" office:value="0.640138502218243" calcext:value-type="float">
            <text:p>0.640138502218243</text:p>
          </table:table-cell>
          <table:table-cell table:formula="of:=[.F39]/[.C39]*100" office:value-type="float" office:value="0.978688922757926" calcext:value-type="float">
            <text:p>0.97868892275792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18:20:34.054372769</meta:creation-date>
    <dc:date>2017-05-12T21:40:12.920482585</dc:date>
    <meta:editing-duration>PT2H49M16S</meta:editing-duration>
    <meta:editing-cycles>5</meta:editing-cycles>
    <meta:generator>LibreOffice/5.2.6.2$Linux_X86_64 LibreOffice_project/20m0$Build-2</meta:generator>
    <meta:document-statistic meta:table-count="1" meta:cell-count="93" meta:object-count="0"/>
  </office:meta>
</office:document-meta>
</file>